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AdviceInterceptorTests.afterThrowing( Remo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sAdviceInterceptorTests.testHandlerMetho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hrowsAdviceInterceptorTests.testCorrectHandlerUsedFor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hrowsAdviceInterceptorTests.testCorrectHandler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hrowsAdviceInterceptorTests.testNoHandlerMethodFor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wsAdviceInterceptorTests.testNoHandler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sAdviceInterceptorTests.testNot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